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1_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Henry Coh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20, 1892</text:p>
      <text:p text:style-name="P5">Month<text:tab/><text:tab/><text:tab/><text:tab/><text:tab/><text:tab/>September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Galveston</text:p>
      <text:p text:style-name="P5">State<text:tab/><text:tab/><text:tab/><text:tab/><text:tab/><text:tab/>TX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Galveston Tex/</text:p>
      <text:p text:style-name="P3">Sept. 20<text:span text:style-name="T2">th</text:span><text:span text:style-name="T3"> 92/</text:span></text:p>
      <text:p text:style-name="P2"><text:span text:style-name="T3">Revd Dr S Morais/</text:span></text:p>
      <text:p text:style-name="P2"><text:span text:style-name="T3"><text:tab/>Dear Sir/</text:span></text:p>
      <text:p text:style-name="P2"><text:span text:style-name="T3"><text:tab/><text:tab/>Please receive best wishes for a long life./ <text:s/>I trust you will live to see all that your heart desires./ <text:s/>Remember me kindly to your good family &amp; wish them/ [Hebrew]. <text:s/>With many regards for yourself/ I am/ Yours very sincerely/ Henry Cohen./</text:span></text:p>
      <text:p text:style-name="P2"><text:span text:style-name="T3">My special remembrances to your son Henr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3:48:36.01</meta:creation-date>
    <meta:document-statistic meta:table-count="0" meta:image-count="0" meta:object-count="0" meta:page-count="2" meta:paragraph-count="66" meta:word-count="225" meta:character-count="1608"/>
    <dc:date>2011-12-06T13:51:49.42</dc:date>
    <dc:creator>Penn Libraries</dc:creator>
    <meta:editing-duration>PT00H03M13S</meta:editing-duration>
    <meta:editing-cycles>1</meta:editing-cycles>
    <meta:generator>OpenOffice.org/3.2$Win32 OpenOffice.org_project/320m12$Build-9483</meta:generator>
  </office:meta>
</office:document-meta>
</file>